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04cm" fo:min-width="0.48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402cm" fo:min-width="0.48cm"/>
    </style:style>
    <style:style style:name="gr4" style:family="graphic" style:parent-style-name="standard">
      <style:graphic-properties draw:textarea-horizontal-align="justify" draw:textarea-vertical-align="middle" draw:auto-grow-height="false" fo:min-height="0.402cm" fo:min-width="0.478cm"/>
    </style:style>
    <style:style style:name="gr5" style:family="graphic" style:parent-style-name="objectwithoutfill">
      <style:graphic-properties svg:stroke-color="#5983b0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403cm" fo:min-width="0.48cm"/>
    </style:style>
    <style:style style:name="gr7" style:family="graphic" style:parent-style-name="standard">
      <style:graphic-properties draw:textarea-horizontal-align="justify" draw:textarea-vertical-align="middle" draw:auto-grow-height="false" fo:min-height="0.06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067cm" fo:min-width="0cm"/>
    </style:style>
    <style:style style:name="gr9" style:family="graphic" style:parent-style-name="standard">
      <style:graphic-properties svg:stroke-color="#5983b0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066cm" fo:min-width="0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74cm" fo:min-width="1.149cm"/>
    </style:style>
    <style:style style:name="gr14" style:family="graphic" style:parent-style-name="standard">
      <style:graphic-properties draw:textarea-horizontal-align="justify" draw:textarea-vertical-align="middle" draw:auto-grow-height="false" fo:min-height="1.007cm" fo:min-width="1.55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068cm" fo:min-width="0cm"/>
    </style:style>
    <style:style style:name="gr16" style:family="graphic" style:parent-style-name="standard">
      <style:graphic-properties svg:stroke-color="#b85c00" draw:fill-color="#e8a202" draw:textarea-horizontal-align="justify" draw:textarea-vertical-align="middle" draw:auto-grow-height="false" fo:min-height="1.012cm" fo:min-width="1.561cm"/>
      <style:paragraph-properties style:writing-mode="lr-tb"/>
    </style:style>
    <style:style style:name="gr17" style:family="graphic" style:parent-style-name="standard">
      <style:graphic-properties svg:stroke-color="#b85c00" draw:fill-color="#e8a202" draw:textarea-horizontal-align="justify" draw:textarea-vertical-align="middle" draw:auto-grow-height="false" fo:min-height="1.013cm" fo:min-width="1.563cm"/>
      <style:paragraph-properties style:writing-mode="lr-tb"/>
    </style:style>
    <style:style style:name="gr18" style:family="graphic" style:parent-style-name="standard">
      <style:graphic-properties svg:stroke-color="#b85c00" draw:fill-color="#e8a202" draw:textarea-horizontal-align="justify" draw:textarea-vertical-align="middle" draw:auto-grow-height="false" fo:min-height="1.013cm" fo:min-width="3.157cm"/>
      <style:paragraph-properties style:writing-mode="lr-tb"/>
    </style:style>
    <style:style style:name="gr19" style:family="graphic" style:parent-style-name="standard">
      <style:graphic-properties svg:stroke-color="#b85c00" draw:fill-color="#e8a202" draw:textarea-horizontal-align="justify" draw:textarea-vertical-align="middle" draw:auto-grow-height="false" fo:min-height="1.013cm" fo:min-width="1.56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e8a202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measurelines" svg:width="1.958cm" svg:height="1.96cm" draw:transform="skewX (0.000523598775598348) rotate (0.774053523259485) translate (5.256cm 4.286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measurelines" svg:x1="6.63cm" svg:y1="2.865cm" svg:x2="8.151cm" svg:y2="4.352cm">
            <text:p/>
          </draw:line>
        </draw:g>
        <draw:g>
          <draw:custom-shape draw:style-name="gr3" draw:text-style-name="P1" draw:layer="measurelines" svg:width="1.959cm" svg:height="1.957cm" draw:transform="skewX (0.00104719755119647) rotate (2.35724168774354) translate (10.324cm 5.67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measurelines" svg:x1="11.763cm" svg:y1="4.292cm" svg:x2="10.258cm" svg:y2="5.795cm">
            <text:p/>
          </draw:line>
        </draw:g>
        <draw:g>
          <draw:custom-shape draw:style-name="gr4" draw:text-style-name="P1" draw:layer="measurelines" svg:width="1.954cm" svg:height="1.957cm" draw:transform="skewX (0.00314159265358975) rotate (2.35968514869633) translate (6.783cm 9.64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measurelines" svg:x1="8.219cm" svg:y1="8.271cm" svg:x2="6.708cm" svg:y2="9.771cm">
            <text:p/>
          </draw:line>
        </draw:g>
        <draw:line draw:style-name="gr5" draw:text-style-name="P3" draw:layer="measurelines" svg:x1="6.046cm" svg:y1="4.975cm" svg:x2="4.748cm" svg:y2="6.273cm">
          <text:p/>
        </draw:line>
        <draw:line draw:style-name="gr5" draw:text-style-name="P3" draw:layer="measurelines" svg:x1="6.046cm" svg:y1="7.568cm" svg:x2="4.748cm" svg:y2="6.27cm">
          <text:p/>
        </draw:line>
        <draw:line draw:style-name="gr5" draw:text-style-name="P3" draw:layer="measurelines" svg:x1="7.507cm" svg:y1="8.899cm" svg:x2="8.639cm" svg:y2="9.999cm">
          <text:p/>
        </draw:line>
        <draw:line draw:style-name="gr5" draw:text-style-name="P3" draw:layer="measurelines" svg:x1="9.937cm" svg:y1="8.702cm" svg:x2="8.657cm" svg:y2="9.904cm">
          <text:p/>
        </draw:line>
        <draw:g>
          <draw:custom-shape draw:style-name="gr6" draw:text-style-name="P1" draw:layer="measurelines" svg:width="1.958cm" svg:height="1.959cm" draw:transform="skewX (-0.00104719755119655) rotate (0.788365223125839) translate (8.967cm 8.38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measurelines" svg:x1="10.367cm" svg:y1="6.942cm" svg:x2="11.867cm" svg:y2="8.45cm">
            <text:p/>
          </draw:line>
        </draw:g>
        <draw:line draw:style-name="gr5" draw:text-style-name="P3" draw:layer="measurelines" svg:x1="12.366cm" svg:y1="6.27cm" svg:x2="11.081cm" svg:y2="7.607cm">
          <text:p/>
        </draw:line>
        <draw:line draw:style-name="gr5" draw:text-style-name="P3" draw:layer="measurelines" svg:x1="11.071cm" svg:y1="4.975cm" svg:x2="12.369cm" svg:y2="6.434cm">
          <text:p/>
        </draw:line>
        <draw:custom-shape draw:style-name="gr7" draw:text-style-name="P1" xml:id="id7" draw:id="id7" draw:layer="measurelines" svg:width="0.442cm" svg:height="0.445cm" svg:x="12.081cm" svg:y="6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measurelines" svg:x1="7.341cm" svg:y1="3.514cm" svg:x2="8.314cm" svg:y2="2.704cm">
          <text:p/>
        </draw:line>
        <draw:line draw:style-name="gr5" draw:text-style-name="P3" draw:layer="measurelines" svg:x1="9.609cm" svg:y1="3.677cm" svg:x2="8.475cm" svg:y2="2.704cm">
          <text:p/>
        </draw:line>
        <draw:custom-shape draw:style-name="gr8" draw:text-style-name="P1" xml:id="id4" draw:id="id4" draw:layer="measurelines" svg:width="0.446cm" svg:height="0.447cm" svg:x="8.248cm" svg:y="2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" draw:id="id5" draw:layer="measurelines" svg:width="0.443cm" svg:height="0.447cm" svg:x="4.549cm" svg:y="5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measurelines" svg:x1="1.445cm" svg:y1="18.75cm" svg:x2="8.601cm" svg:y2="10.013cm" draw:start-shape="id1" draw:start-glue-point="10" draw:end-shape="id2" draw:end-glue-point="8" svg:d="M1445 18750h7156v-8737" svg:viewBox="0 0 7157 8738">
          <text:p/>
        </draw:connector>
        <draw:connector draw:style-name="gr9" draw:text-style-name="P1" draw:layer="measurelines" svg:x1="1.445cm" svg:y1="1.25cm" svg:x2="8.471cm" svg:y2="2.418cm" draw:start-shape="id3" draw:start-glue-point="10" draw:end-shape="id4" draw:end-glue-point="4" svg:d="M1445 1250h7026v1168" svg:viewBox="0 0 7027 1169">
          <text:p/>
        </draw:connector>
        <draw:custom-shape draw:style-name="gr10" draw:text-style-name="P1" xml:id="id2" draw:id="id2" draw:layer="measurelines" svg:width="0.446cm" svg:height="0.446cm" svg:x="8.378cm" svg:y="9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measurelines" svg:x1="4.549cm" svg:y1="6.215cm" svg:x2="5.867cm" svg:y2="16.304cm" draw:start-shape="id5" draw:start-glue-point="6" draw:end-shape="id6" draw:end-glue-point="3" svg:d="M4549 6215h-502v10089h1820" svg:viewBox="0 0 1821 10090">
          <text:p/>
        </draw:connector>
        <draw:line draw:style-name="gr5" draw:text-style-name="P3" xml:id="id6" draw:id="id6" draw:layer="measurelines" svg:x1="5.867cm" svg:y1="16.304cm" svg:x2="7.845cm" svg:y2="16.304cm">
          <text:p/>
        </draw:line>
        <draw:g xml:id="id8" draw:id="id8">
          <draw:line draw:style-name="gr2" draw:text-style-name="P2" draw:layer="layout" svg:x1="13.349cm" svg:y1="10.799cm" svg:x2="15.981cm" svg:y2="10.799cm">
            <text:p/>
          </draw:line>
          <draw:line draw:style-name="gr2" draw:text-style-name="P2" draw:layer="layout" svg:x1="13.349cm" svg:y1="10.799cm" svg:x2="15.981cm" svg:y2="10.799cm">
            <text:p/>
          </draw:line>
          <draw:line draw:style-name="gr2" draw:text-style-name="P2" draw:layer="layout" svg:x1="13.349cm" svg:y1="11.975cm" svg:x2="15.981cm" svg:y2="11.975cm">
            <text:p/>
          </draw:line>
          <draw:line draw:style-name="gr2" draw:text-style-name="P2" draw:layer="layout" svg:x1="14.647cm" svg:y1="13.56cm" svg:x2="14.668cm" svg:y2="11.964cm">
            <text:p/>
          </draw:line>
          <draw:line draw:style-name="gr2" draw:text-style-name="P2" draw:layer="layout" svg:x1="14.647cm" svg:y1="10.822cm" svg:x2="14.668cm" svg:y2="9.226cm">
            <text:p/>
          </draw:line>
        </draw:g>
        <draw:g xml:id="id11" draw:id="id11">
          <draw:line draw:style-name="gr2" draw:text-style-name="P2" draw:layer="layout" svg:x1="19.887cm" svg:y1="13.604cm" svg:x2="19.085cm" svg:y2="13.277cm">
            <text:p/>
          </draw:line>
          <draw:line draw:style-name="gr2" draw:text-style-name="P2" draw:layer="layout" svg:x1="20.661cm" svg:y1="12.569cm" svg:x2="19.088cm" svg:y2="13.283cm">
            <text:p/>
          </draw:line>
          <draw:line draw:style-name="gr2" draw:text-style-name="P2" draw:layer="layout" svg:x1="20.695cm" svg:y1="11.196cm" svg:x2="19.062cm" svg:y2="10.508cm">
            <text:p/>
          </draw:line>
          <draw:line draw:style-name="gr2" draw:text-style-name="P2" draw:layer="layout" svg:x1="20.7cm" svg:y1="12.606cm" svg:x2="19.067cm" svg:y2="11.918cm">
            <text:p/>
          </draw:line>
          <draw:line draw:style-name="gr2" draw:text-style-name="P2" draw:layer="layout" svg:x1="20.682cm" svg:y1="11.167cm" svg:x2="19.109cm" svg:y2="11.881cm">
            <text:p/>
          </draw:line>
          <draw:line draw:style-name="gr2" draw:text-style-name="P2" draw:layer="layout" svg:x1="20.625cm" svg:y1="9.779cm" svg:x2="19.052cm" svg:y2="10.493cm">
            <text:p/>
          </draw:line>
          <draw:line draw:style-name="gr2" draw:text-style-name="P2" draw:layer="layout" svg:x1="20.547cm" svg:y1="9.792cm" svg:x2="19.745cm" svg:y2="9.465cm">
            <text:p/>
          </draw:line>
        </draw:g>
        <draw:connector draw:style-name="gr11" draw:text-style-name="P1" xml:id="id12" draw:id="id12" draw:layer="layout" svg:x1="12.523cm" svg:y1="6.343cm" svg:x2="14.665cm" svg:y2="9.226cm" draw:start-shape="id7" draw:start-glue-point="10" draw:end-shape="id8" draw:end-glue-point="0" svg:d="M12523 6343h2142v2883" svg:viewBox="0 0 2143 2884">
          <text:p/>
        </draw:connector>
        <draw:line draw:style-name="gr12" draw:text-style-name="P3" xml:id="id9" draw:id="id9" draw:layer="layout" svg:x1="9.493cm" svg:y1="16.275cm" svg:x2="12.46cm" svg:y2="16.275cm">
          <text:p/>
        </draw:line>
        <draw:connector draw:style-name="gr11" draw:text-style-name="P1" xml:id="id10" draw:id="id10" draw:layer="layout" svg:x1="12.459cm" svg:y1="16.275cm" svg:x2="14.665cm" svg:y2="13.56cm" draw:start-shape="id9" draw:start-glue-point="1" draw:end-shape="id8" draw:end-glue-point="2" svg:d="M12459 16275v-1332h2206v-1383" svg:viewBox="0 0 2207 2716">
          <text:p/>
        </draw:connector>
        <draw:connector draw:style-name="gr11" draw:text-style-name="P1" draw:layer="layout" svg:x1="13.562cm" svg:y1="14.943cm" svg:x2="19.876cm" svg:y2="13.605cm" draw:start-shape="id10" draw:start-glue-point="0" draw:end-shape="id11" draw:end-glue-point="2" svg:d="M13562 14943h6314v-1338" svg:viewBox="0 0 6315 1339">
          <text:p/>
        </draw:connector>
        <draw:connector draw:style-name="gr11" draw:text-style-name="P1" draw:layer="layout" svg:x1="14.665cm" svg:y1="6.343cm" svg:x2="19.876cm" svg:y2="9.465cm" draw:start-shape="id12" draw:start-glue-point="0" draw:end-shape="id11" draw:end-glue-point="0" svg:d="M14665 6343h5211v3122" svg:viewBox="0 0 5212 3123">
          <text:p/>
        </draw:connector>
        <draw:custom-shape draw:style-name="gr10" draw:text-style-name="P1" xml:id="id13" draw:id="id13" draw:layer="layout" svg:width="0.445cm" svg:height="0.446cm" svg:x="17.36cm" svg:y="6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5" draw:id="id15" draw:layer="layout" svg:width="0.445cm" svg:height="0.446cm" svg:x="17.36cm" svg:y="1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7.583cm" svg:y1="6.195cm" svg:x2="28.531cm" svg:y2="0.915cm" draw:start-shape="id13" draw:start-glue-point="4" draw:end-shape="id14" draw:end-glue-point="6" svg:d="M17583 6195v-5280h10948" svg:viewBox="0 0 10949 5281">
          <text:p/>
        </draw:connector>
        <draw:connector draw:style-name="gr11" draw:text-style-name="P1" draw:layer="layout" svg:x1="17.583cm" svg:y1="15.248cm" svg:x2="28.374cm" svg:y2="18.851cm" draw:start-shape="id15" draw:start-glue-point="8" draw:end-shape="id16" draw:end-glue-point="6" svg:d="M17583 15248v3603h10791" svg:viewBox="0 0 10792 3604">
          <text:p/>
        </draw:connector>
        <draw:custom-shape draw:style-name="gr13" draw:text-style-name="P1" draw:layer="layout" svg:width="1.649cm" svg:height="0.99cm" svg:x="7.844cm" svg:y="15.805cm">
          <text:p/>
          <draw:enhanced-geometry svg:viewBox="0 0 21600 21600" draw:type="block-arc" draw:modifiers="-178.500452962022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4" draw:layer="layout" svg:width="2.19cm" svg:height="1.393cm" svg:x="20.839cm" svg:y="12.713cm">
          <text:p text:style-name="P4">R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2.19cm" svg:height="1.393cm" svg:x="11.243cm" svg:y="12.713cm">
          <text:p text:style-name="P4">C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" draw:id="id1" draw:layer="layout" svg:width="0.445cm" svg:height="0.447cm" svg:x="1cm" svg:y="18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" draw:id="id3" draw:layer="layout" svg:width="0.445cm" svg:height="0.447cm" svg:x="1cm" svg:y="1.0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" xml:id="id16" draw:id="id16" draw:layer="layout" svg:width="0.445cm" svg:height="0.448cm" svg:x="28.374cm" svg:y="18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4" draw:id="id14" draw:layer="layout" svg:width="0.446cm" svg:height="0.447cm" svg:x="28.531cm" svg:y="0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2.197cm" svg:height="1.398cm" svg:x="1.468cm" svg:y="1.529cm">
          <text:p text:style-name="P4">Va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2.199cm" svg:height="1.399cm" svg:x="18.033cm" svg:y="4.479cm">
          <text:p text:style-name="P4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3.793cm" svg:height="1.399cm" svg:x="1.652cm" svg:y="17.127cm">
          <text:p text:style-name="P4">Vac Re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2.198cm" svg:height="1.399cm" svg:x="17.991cm" svg:y="17.086cm">
          <text:p text:style-name="P4">G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23:24:08.706243974</meta:creation-date>
    <dc:date>2021-05-03T12:09:33.472180017</dc:date>
    <meta:editing-duration>PT29M52S</meta:editing-duration>
    <meta:editing-cycles>7</meta:editing-cycles>
    <meta:generator>LibreOffice/6.4.6.2$Linux_X86_64 LibreOffice_project/40$Build-2</meta:generator>
    <meta:document-statistic meta:object-count="62"/>
  </office:meta>
</office:document-meta>
</file>